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9" table:default-cell-style-name="ce3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100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G2];&quot;X&quot; )" office:value-type="float" office:value="15" calcext:value-type="float">
            <text:p>15</text:p>
          </table:table-cell>
          <table:table-cell table:number-columns-repeated="1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G3];&quot;X&quot; )" office:value-type="float" office:value="13" calcext:value-type="float">
            <text:p>13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G4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G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G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G7];&quot;X&quot; )"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G8];&quot;X&quot; )" office:value-type="float" office:value="15" calcext:value-type="float">
            <text:p>15</text:p>
          </table:table-cell>
          <table:table-cell table:number-columns-repeated="9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G9];&quot;X&quot; )" office:value-type="float" office:value="15" calcext:value-type="float">
            <text:p>15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G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G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G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G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G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G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G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G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G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G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G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G21];&quot;X&quot; )"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G22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G23];&quot;X&quot; )" office:value-type="float" office:value="15" calcext:value-type="float">
            <text:p>15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G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G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G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G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G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G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G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G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G3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G3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G3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G3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G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G37];&quot;X&quot; 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G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G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G4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G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G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G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G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G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G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G47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G48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G49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G5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G51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G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G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G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G5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G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G57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G5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G5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G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G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G6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G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G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G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G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G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G68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G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G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G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G7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G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G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G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6:.AG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G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G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G7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G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G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G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G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G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G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G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G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G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G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G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G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G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G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G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G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G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G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G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G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G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G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G102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G10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G104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G105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G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G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G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G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G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G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G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G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G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G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G116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G11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G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G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G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G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G122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G12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G12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G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G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G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G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G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G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G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G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G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G13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G1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G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G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G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G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G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G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G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G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G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G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G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G1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G14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G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G150];&quot;X&quot; 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G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G152];&quot;X&quot; 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G153];&quot;X&quot; 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G154];&quot;X&quot; 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G155];&quot;X&quot; 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G156];&quot;X&quot; 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G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G15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G159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G160];&quot;X&quot; 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G161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G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G163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G164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G165];&quot;X&quot; 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G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G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G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G169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G170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G1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G172];&quot;X&quot; 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G173];&quot;X&quot; 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G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G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G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G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G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G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G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G181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G1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G183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G18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G18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G186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G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G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G18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G19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G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G19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G19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G19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G19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G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G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G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G1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G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G201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G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G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G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G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G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G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G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G20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G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G211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G212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G213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G214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G215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G216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G217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G218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G219];&quot;X&quot; )" office:value-type="float" office:value="2" calcext:value-type="float">
            <text:p>2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G22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G22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G22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G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G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G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G226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G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G22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G22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G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G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G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3:43:48.64665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8-18T16:34:00.034978796</dc:date>
    <meta:editing-duration>PT14H50M10S</meta:editing-duration>
    <meta:editing-cycles>42</meta:editing-cycles>
    <meta:document-statistic meta:table-count="2" meta:cell-count="1128" meta:object-count="0"/>
  </office:meta>
</office:document-meta>
</file>